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opacity-name="Transparency_20_21" draw:textarea-horizontal-align="center" draw:textarea-vertical-align="middle" draw:shadow="visible"/>
    </style:style>
    <style:style style:name="gr2" style:family="graphic" style:parent-style-name="standard">
      <style:graphic-properties draw:stroke="none" svg:stroke-color="#000000" draw:fill="solid" draw:fill-color="#000000" draw:textarea-horizontal-align="center" draw:textarea-vertical-align="middle" fo:min-height="1cm" draw:shadow="hidden"/>
    </style:style>
    <style:style style:name="gr3" style:family="graphic" style:parent-style-name="standard">
      <style:graphic-properties draw:opacity-name="Transparency_20_21" draw:textarea-horizontal-align="center" draw:textarea-vertical-align="middle" draw:shadow="visib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g>
          <draw:path draw:style-name="gr1" draw:text-style-name="P1" draw:layer="layout" svg:width="12.499cm" svg:height="14.999cm" svg:x="2.6cm" svg:y="3.7cm" svg:viewBox="0 0 12500 15000" svg:d="m0 11707c0-3903 0-7804 0-11707 4026 2164 8263 3293 12500 3293 0 3903 0 7804 0 11707-4237 0-8474-1128-12500-3293z">
            <text:p/>
          </draw:path>
          <draw:g>
            <draw:path draw:style-name="gr2" draw:text-style-name="P1" draw:layer="measurelines" svg:width="0.318cm" svg:height="0.528cm" svg:x="3.6cm" svg:y="5.399cm" svg:viewBox="0 0 319 529" svg:d="m264 174 55 33v218c0 38-4 65-15 81s-27 25-51 23-58-14-96-39-69-50-92-80-40-57-50-87-15-65-15-105v-218l51 36v218c0 33 4 59 10 79s18 39 34 59 33 35 57 51c40 25 68 35 86 29s26-33 26-80z">
              <text:p/>
            </draw:path>
            <draw:path draw:style-name="gr2" draw:text-style-name="P1" draw:layer="measurelines" svg:width="0.265cm" svg:height="0.342cm" svg:x="3.985cm" svg:y="5.786cm" svg:viewBox="0 0 266 343" svg:d="m0 152 51 24c4 20 12 39 26 55s33 34 57 47 45 19 58 17 17-10 17-21-7-22-15-33c-9-9-27-23-58-46-40-30-67-53-82-67s-26-30-35-45-11-30-11-44c0-12 4-21 9-29s16-10 26-10c8 0 20 1 35 5s31 12 46 21c27 12 48 28 69 45s32 31 42 47 15 32 19 51l-56-22c-1-15-9-30-20-44s-29-26-50-38c-25-14-42-19-53-18s-15 8-15 17c0 6 1 11 7 18 3 8 10 16 20 25 5 4 22 17 47 37 39 30 66 52 82 66s28 27 37 41 13 32 13 48c0 15-5 25-17 34s-26 12-47 9-42-12-68-26c-40-22-73-47-92-74s-37-58-42-90z">
              <text:p/>
            </draw:path>
            <draw:path draw:style-name="gr2" draw:text-style-name="P1" draw:layer="measurelines" svg:width="0.271cm" svg:height="0.4cm" svg:x="4.315cm" svg:y="5.923cm" svg:viewBox="0 0 272 401" svg:d="m220 378v-41c-26 19-63 18-106-2-19-9-39-22-55-36-17-15-31-29-38-41s-14-28-18-43c-2-11-3-26-3-46v-169l56 28v152c0 24 2 41 4 50 4 14 12 27 24 38s23 25 42 32c15 7 32 12 47 12s25-6 30-16 10-24 10-47v-147l59 25v274z">
              <text:p/>
            </draw:path>
            <draw:path draw:style-name="gr2" draw:text-style-name="P1" draw:layer="measurelines" svg:width="0.319cm" svg:height="0.363cm" svg:x="4.655cm" svg:y="6.12cm" svg:viewBox="0 0 320 364" svg:d="m247 302c-23 6-42 7-64 4-19-1-41-6-62-16-41-16-69-35-89-59s-32-47-32-70c0-13 5-23 12-29s17-13 31-15 27 0 42 2c12 3 31 8 53 14 46 16 82 25 105 28 0-6 0-10 0-12 0-19-7-35-17-47-14-16-38-31-66-43-27-11-47-16-62-13s-22 10-28 28l-59-32c5-16 13-28 27-35s29-9 51-6 48 11 78 23 53 24 72 37 33 25 41 37 14 24 18 39c1 7 3 23 3 44v61c0 43 1 70 2 83s8 25 17 39l-60-23c-7-14-12-26-13-39zm-4-104c-22-3-54-10-97-21-23-9-40-12-50-13s-19 0-25 5-6 11-6 19c0 12 5 24 16 37s31 25 53 34 42 14 60 14 30-7 38-16c7-9 11-22 11-42z">
              <text:p/>
            </draw:path>
            <draw:path draw:style-name="gr2" draw:text-style-name="P1" draw:layer="measurelines" svg:width="0.186cm" svg:height="0.295cm" svg:x="5.044cm" svg:y="6.236cm" svg:viewBox="0 0 187 296" svg:d="m0 273v-273l51 20v42c14-15 27-22 39-25s23-1 37 5c19 6 41 17 60 35l-19 34c-15-8-29-18-44-24-12-4-25-4-33-2s-18 10-23 17c-6 14-10 31-10 51v143z">
              <text:p/>
            </draw:path>
            <draw:path draw:style-name="gr2" draw:text-style-name="P1" draw:layer="measurelines" svg:width="0.058cm" svg:height="0.396cm" svg:x="5.268cm" svg:y="6.214cm" svg:viewBox="0 0 59 397" svg:d="m0 53c0-17 0-35 0-53 21 6 41 13 59 20 0 17 0 35 0 53-18-6-38-14-59-20zm0 324c0-91 0-182 0-273 21 6 41 13 59 19 0 91 0 183 0 274-18-6-38-13-59-20z">
              <text:p/>
            </draw:path>
            <draw:path draw:style-name="gr2" draw:text-style-name="P1" draw:layer="measurelines" svg:width="0.319cm" svg:height="0.306cm" svg:x="5.394cm" svg:y="6.393cm" svg:viewBox="0 0 320 307" svg:d="m0 103c0-50 19-82 53-95 29-12 66-10 108 4 48 16 86 38 116 71s43 72 43 115c0 35-6 61-19 77s-32 27-58 31c-25 3-52 0-82-8-47-16-87-42-115-74s-46-74-46-121zm60 20c0 35 9 64 29 87s43 40 72 49 52 7 71-5 30-36 30-72c0-34-9-61-30-84s-42-39-71-48-54-8-72 3-29 35-29 70z">
              <text:p/>
            </draw:path>
          </draw:g>
        </draw:g>
        <draw:g>
          <draw:path draw:style-name="gr3" draw:text-style-name="P1" draw:layer="measurelines" svg:width="10.499cm" svg:height="10.499cm" svg:x="4cm" svg:y="7.5cm" svg:viewBox="0 0 10500 10500" svg:d="m0 8195c0-2732 0-5463 0-8195 3382 1515 6941 2305 10500 2305 0 2732 0 5463 0 8195-3559 0-7118-790-10500-2305z">
            <text:p/>
          </draw:path>
          <draw:g>
            <draw:path draw:style-name="gr2" draw:text-style-name="P1" draw:layer="measurelines" svg:width="0.328cm" svg:height="0.482cm" svg:x="4.807cm" svg:y="8.692cm" svg:viewBox="0 0 329 483" svg:d="m0 455v-455l161 81c29 13 51 25 66 35 21 15 39 31 54 48s26 37 35 60 13 45 13 68c0 38-12 66-35 82s-66 9-127-21l-110-55v185zm0-239 111 56c36 18 62 23 77 15s25-22 25-49c0-19-6-38-15-55s-20-32-35-44c-11-8-29-18-54-30l-109-55z">
              <text:p/>
            </draw:path>
            <draw:path draw:style-name="gr2" draw:text-style-name="P1" draw:layer="measurelines" svg:width="0.295cm" svg:height="0.418cm" svg:x="5.184cm" svg:y="9.041cm" svg:viewBox="0 0 296 419" svg:d="m228 350c-20 9-38 13-57 11s-39-6-60-16c-36-15-64-36-82-62s-29-54-29-81c0-16 3-30 11-39s17-16 28-20 25-3 40 0c10 2 26 6 48 13 44 14 76 22 97 23 0-8 1-12 1-14 0-23-6-41-16-55-14-19-34-34-62-46-24-12-44-14-56-11s-21 16-27 35l-54-30c5-22 13-37 23-46s28-14 49-11 45 8 73 20 48 25 65 39 31 28 39 42 14 28 17 45c2 10 3 28 3 53v74c0 52 1 85 4 100s6 30 13 45l-56-24c-6-14-10-29-12-45zm-3-126c-21 0-50-7-89-18-24-8-40-11-49-10s-16 2-21 8-8 13-8 22c0 15 6 29 17 45s27 27 49 36c21 9 39 13 56 11s27-9 36-22c5-10 8-28 8-53z">
              <text:p/>
            </draw:path>
            <draw:path draw:style-name="gr2" draw:text-style-name="P1" draw:layer="measurelines" svg:width="0.265cm" svg:height="0.437cm" svg:x="5.547cm" svg:y="9.158cm" svg:viewBox="0 0 266 438" svg:d="m0 330v-330l49 21v47c25-26 59-30 104-12 20 9 39 20 55 33s29 28 37 43 15 30 17 48c3 11 4 30 4 55v203l-56-22v-201c0-23-2-41-6-54s-12-24-23-35-24-20-39-26c-24-10-44-10-61-2s-25 34-25 76v180z">
              <text:p/>
            </draw:path>
            <draw:path draw:style-name="gr2" draw:text-style-name="P1" draw:layer="measurelines" svg:width="0.161cm" svg:height="0.467cm" svg:x="5.865cm" svg:y="9.208cm" svg:viewBox="0 0 162 468" svg:d="m155 417 7 51c-16-2-30-6-43-11-20-8-35-16-47-28-12-9-20-21-23-33s-8-35-8-69v-190l-41-16v-43l41 16v-82l58-12v115l56 22v43l-56-22v193c0 16 1 27 2 33s5 9 9 14 11 9 20 11c7 2 14 5 25 8z">
              <text:p/>
            </draw:path>
            <draw:path draw:style-name="gr2" draw:text-style-name="P1" draw:layer="measurelines" svg:width="0.304cm" svg:height="0.402cm" svg:x="6.058cm" svg:y="9.394cm" svg:viewBox="0 0 305 403" svg:d="m236 338c-20 11-40 16-59 17-20-1-41-4-63-12-37-13-66-33-85-56s-29-52-29-79c0-16 3-31 10-40s17-18 30-21 26-5 40-3c12 1 28 3 51 8 46 12 80 16 101 17 1-7 1-12 1-14 0-23-5-41-16-54-15-18-37-33-64-41-27-9-47-13-59-8s-22 17-27 38l-58-27c5-22 13-38 25-47s29-16 50-16 47 5 76 16c28 11 51 20 70 34s29 26 38 39 15 26 17 44c2 9 3 26 3 51v74c0 52 1 86 4 101s7 30 13 44l-56-19c-7-15-11-28-13-46zm-3-124c-21 1-52-3-93-13-23-5-40-7-50-7s-17 4-21 11-9 14-9 23c0 15 6 29 16 43s29 25 51 33 43 10 58 6 30-11 39-25c6-10 8-27 8-52z">
              <text:p/>
            </draw:path>
            <draw:path draw:style-name="gr2" draw:text-style-name="P1" draw:layer="measurelines" svg:width="0.057cm" svg:height="0.473cm" svg:x="6.43cm" svg:y="9.365cm" svg:viewBox="0 0 58 474" svg:d="m0 455c0-152 0-303 0-455 19 7 38 13 58 19 0 152 0 303 0 455-20-6-39-12-58-19z">
              <text:p/>
            </draw:path>
            <draw:path draw:style-name="gr2" draw:text-style-name="P1" draw:layer="measurelines" svg:width="0.054cm" svg:height="0.472cm" svg:x="6.573cm" svg:y="9.413cm" svg:viewBox="0 0 55 473" svg:d="m0 455c0-152 0-303 0-455 19 6 36 11 55 18 0 152 0 303 0 455-19-7-36-12-55-18z">
              <text:p/>
            </draw:path>
            <draw:path draw:style-name="gr2" draw:text-style-name="P1" draw:layer="measurelines" svg:width="0.304cm" svg:height="0.39cm" svg:x="6.695cm" svg:y="9.609cm" svg:viewBox="0 0 305 391" svg:d="m236 329c-19 13-40 19-60 19-18 2-39 0-61-7-37-12-66-29-85-52s-30-51-30-78c0-16 4-30 12-41s16-18 29-22 26-6 40-6c12 1 28 3 51 7 45 8 79 12 100 11 0-8 1-13 1-15 0-23-6-40-16-52-14-17-36-30-64-39-26-8-45-8-58-3s-22 18-28 39l-56-25c5-21 12-38 24-48s29-17 49-17 48 2 77 11 51 18 67 30 32 25 40 37 13 26 17 43c2 10 3 27 3 52v74c0 52 1 85 4 100s6 29 13 44l-58-17c-5-13-9-28-11-45zm-3-125c-20 3-52 0-93-6-23-5-39-6-49-4s-17 4-22 11-8 14-8 23c0 15 6 29 17 42s29 25 50 31c22 7 41 8 58 3s30-13 38-27c5-11 8-28 8-53z">
              <text:p/>
            </draw:path>
          </draw:g>
        </draw:g>
        <draw:g>
          <draw:path draw:style-name="gr3" draw:text-style-name="P1" draw:layer="measurelines" svg:width="8.499cm" svg:height="6.999cm" svg:x="5.5cm" svg:y="10.5cm" svg:viewBox="0 0 8500 7000" svg:d="m0 5463c0-1821 0-3642 0-5463 2738 1010 5619 1537 8500 1537 0 1821 0 3642 0 5463-2881 0-5762-527-8500-1537z">
            <text:p/>
          </draw:path>
          <draw:g>
            <draw:path draw:style-name="gr2" draw:text-style-name="P1" draw:layer="measurelines" svg:width="0.348cm" svg:height="0.534cm" svg:x="6.5cm" svg:y="11.807cm" svg:viewBox="0 0 349 535" svg:d="m0 455v-455l145 58c33 13 57 25 75 35 24 15 45 34 62 57 22 28 39 60 50 96s17 74 17 115c0 35-4 64-12 88s-16 42-28 54-25 22-39 27-30 6-50 3-42-7-68-17zm-97-93 90 36c28 11 50 17 66 18s29-4 38-11c13-8 24-23 31-44s11-50 11-84c0-47-7-87-22-117s-31-56-53-72c-15-12-38-24-72-38l-89-35z">
              <text:p/>
            </draw:path>
            <draw:path draw:style-name="gr2" draw:text-style-name="P1" draw:layer="measurelines" svg:width="0.285cm" svg:height="0.397cm" svg:x="6.9cm" svg:y="12.12cm" svg:viewBox="0 0 286 398" svg:d="m220 335c-18 10-36 16-55 17-18 1-37-3-58-10-35-12-60-30-79-55s-28-50-28-77c0-16 3-30 11-41s16-18 27-22 25-4 38-4c10 1 26 4 47 8 43 10 74 14 94 15 0-8 0-13 0-15 0-23-4-42-14-54-14-18-33-30-61-40-24-9-42-10-54-5s-20 18-25 39l-53-27c5-21 12-38 22-48s27-16 47-16 44 4 70 14 49 19 65 32 29 25 36 38 14 26 17 43c2 10 3 27 3 52v74c0 52 1 85 3 100s7 29 13 45l-55-19c-5-14-9-28-11-44zm-3-125c-18 0-47-2-85-10-23-5-38-6-48-6s-15 5-19 11-8 15-8 24c0 15 6 29 15 42s27 24 47 31c21 7 38 9 54 6s29-13 36-27c5-9 8-26 8-51z">
              <text:p/>
            </draw:path>
            <draw:path draw:style-name="gr2" draw:text-style-name="P1" draw:layer="measurelines" svg:width="0.151cm" svg:height="0.463cm" svg:x="7.22cm" svg:y="12.115cm" svg:viewBox="0 0 152 464" svg:d="m146 413 6 51c-15-2-28-4-41-7-18-7-33-16-44-25-10-10-18-22-23-33s-5-35-5-69v-190l-39-12v-43l39 12v-82l52-15v115l55 18v43l-55-18v193c0 16 1 27 4 32s5 10 9 14 9 8 18 11c6 2 13 2 24 5z">
              <text:p/>
            </draw:path>
            <draw:path draw:style-name="gr2" draw:text-style-name="P1" draw:layer="measurelines" svg:width="0.294cm" svg:height="0.358cm" svg:x="7.398cm" svg:y="12.291cm" svg:viewBox="0 0 295 359" svg:d="m0 133c0-61 16-101 48-120 28-17 61-17 100-5 43 13 78 39 105 76s42 83 42 135c0 43-6 75-19 95s-30 34-53 41c-22 6-48 5-75-3-44-13-81-41-107-78s-41-85-41-141zm54 17c0 42 10 77 26 104s41 43 68 52c26 7 48 4 67-12s25-45 25-88c0-41-9-74-25-101s-41-43-67-51c-27-10-49-6-68 10s-26 44-26 86z">
              <text:p/>
            </draw:path>
            <draw:path draw:style-name="gr2" draw:text-style-name="P1" draw:layer="measurelines" svg:width="0.263cm" svg:height="0.361cm" svg:x="7.733cm" svg:y="12.386cm" svg:viewBox="0 0 264 362" svg:d="m0 206 53 10c3 22 12 43 25 57s32 27 58 35c25 8 42 7 55 0s18-18 18-32c0-13-5-23-16-34-8-8-25-18-55-35-39-21-67-39-83-51s-26-25-34-41-12-31-12-47c0-15 4-27 10-39s15-18 26-23c8-3 20-5 34-6s30 2 47 7c25 6 47 18 66 30s33 27 43 42 14 34 17 56l-52-8c-3-18-10-33-22-45s-27-22-48-28c-24-9-43-9-53-2s-16 14-16 25c0 8 2 14 7 20 4 7 10 15 20 22 6 4 21 12 48 28 38 21 65 37 80 48s27 23 35 39 13 33 13 52c0 18-5 34-15 48s-26 22-46 26-42 1-67-6c-41-12-73-30-94-54s-35-56-42-94z">
              <text:p/>
            </draw:path>
            <draw:path draw:style-name="gr2" draw:text-style-name="P1" draw:layer="measurelines" svg:width="0.277cm" svg:height="0.467cm" svg:x="8.21cm" svg:y="12.428cm" svg:viewBox="0 0 278 468" svg:d="m229 456v-42c-21 28-50 37-90 27-25-6-49-20-70-41s-38-43-50-71-19-61-19-95c0-33 6-61 17-86s27-40 48-49 46-9 71-3c20 5 38 13 53 26s26 26 36 41v-163l53 13v455zm-221-220c0 42 8 76 25 102s40 40 62 46c25 6 45 1 61-15s25-44 25-85c0-45-8-80-26-105s-36-40-62-47c-25-7-45-2-61 14s-24 47-24 90z">
              <text:p/>
            </draw:path>
            <draw:path draw:style-name="gr2" draw:text-style-name="P1" draw:layer="measurelines" svg:width="0.295cm" svg:height="0.352cm" svg:x="8.553cm" svg:y="12.605cm" svg:viewBox="0 0 296 353" svg:d="m238 255 56 19c-8 32-24 54-49 66s-55 17-93 9c-46-11-83-35-111-70s-41-82-41-135c0-56 13-95 42-119s64-31 107-21c44 9 78 32 106 69s41 80 41 134c0 3-1 8-1 15l-239-53c2 36 11 66 29 89s41 38 67 45c20 5 38 3 52-5s25-22 34-43zm-179-132 179 41c-2-28-9-50-20-66-17-27-40-42-69-48-24-6-45-1-63 11s-25 34-27 62z">
              <text:p/>
            </draw:path>
            <draw:path draw:style-name="gr2" draw:text-style-name="P1" draw:layer="measurelines" svg:width="0.337cm" svg:height="0.465cm" svg:x="9.095cm" svg:y="12.573cm" svg:viewBox="0 0 338 466" svg:d="m0 455v-455l168 32c28 6 50 10 66 16 22 8 41 19 56 33s27 28 35 49 13 42 13 65c0 38-12 70-35 91s-68 29-130 18l-114-23v185zm0-239 115 23c36 6 64 4 79-8s25-29 25-56c0-19-5-36-15-52s-21-25-37-33c-10-5-28-9-53-13l-114-23z">
              <text:p/>
            </draw:path>
            <draw:path draw:style-name="gr2" draw:text-style-name="P1" draw:layer="measurelines" svg:width="0.299cm" svg:height="0.348cm" svg:x="9.482cm" svg:y="12.784cm" svg:viewBox="0 0 300 349" svg:d="m0 150c0-61 16-103 49-127 28-21 62-27 102-21 44 7 80 27 108 60s41 78 41 130c0 43-7 76-17 98s-31 38-54 48c-24 9-50 14-78 8-45-7-82-27-109-62s-42-78-42-134zm55 8c0 42 9 76 27 101s42 37 69 41 50-3 68-22 26-49 26-92c0-41-8-72-26-97s-41-37-68-41-51 2-69 21-27 47-27 89z">
              <text:p/>
            </draw:path>
            <draw:path draw:style-name="gr2" draw:text-style-name="P1" draw:layer="measurelines" svg:width="0.261cm" svg:height="0.364cm" svg:x="9.845cm" svg:y="12.825cm" svg:viewBox="0 0 262 365" svg:d="m0 330v-330l49 8v47c24-34 58-46 102-41 20 3 38 9 55 17s27 20 35 33 14 28 18 43c2 11 3 30 3 55v203l-55-7v-201c0-23-2-41-6-51s-12-22-23-31-24-13-38-15c-23-4-43 2-61 15s-24 40-24 82v180z">
              <text:p/>
            </draw:path>
            <draw:path draw:style-name="gr2" draw:text-style-name="P1" draw:layer="measurelines" svg:width="0.283cm" svg:height="0.47cm" svg:x="10.168cm" svg:y="12.876cm" svg:viewBox="0 0 284 471" svg:d="m11 350 52 14c3 17 9 29 19 38 14 12 31 20 56 23 26 3 44-1 58-9 15-9 24-23 29-41 3-11 4-34 4-70-24 26-54 36-90 33-43-4-79-25-103-61s-36-76-36-122c0-31 6-60 17-85s26-45 48-55 45-17 74-14c38 4 70 23 95 58v-41l50 5v285c0 51-6 87-16 108-11 19-26 35-48 44s-49 13-82 11c-38-5-70-17-94-37s-34-49-33-84zm44-194c0 44 9 78 26 99s37 34 64 37c26 3 45-4 63-23s26-48 26-90c0-40-9-72-27-94s-38-36-63-38c-26-2-45 5-62 23s-27 47-27 86z">
              <text:p/>
            </draw:path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opacity draw:name="Transparency_20_10" draw:display-name="Transparency 10" draw:style="linear" draw:start="100%" draw:end="0%" draw:angle="231" draw:border="37%"/>
    <draw:opacity draw:name="Transparency_20_11" draw:display-name="Transparency 11" draw:style="linear" draw:start="100%" draw:end="0%" draw:angle="231" draw:border="0%"/>
    <draw:opacity draw:name="Transparency_20_12" draw:display-name="Transparency 12" draw:style="linear" draw:start="100%" draw:end="0%" draw:angle="231" draw:border="46%"/>
    <draw:opacity draw:name="Transparency_20_13" draw:display-name="Transparency 13" draw:style="linear" draw:start="100%" draw:end="0%" draw:angle="231" draw:border="33%"/>
    <draw:opacity draw:name="Transparency_20_14" draw:display-name="Transparency 14" draw:style="linear" draw:start="100%" draw:end="0%" draw:angle="3596" draw:border="0%"/>
    <draw:opacity draw:name="Transparency_20_15" draw:display-name="Transparency 15" draw:style="linear" draw:start="100%" draw:end="0%" draw:angle="3600" draw:border="0%"/>
    <draw:opacity draw:name="Transparency_20_16" draw:display-name="Transparency 16" draw:style="linear" draw:start="100%" draw:end="0%" draw:angle="3596" draw:border="18%"/>
    <draw:opacity draw:name="Transparency_20_17" draw:display-name="Transparency 17" draw:style="linear" draw:start="100%" draw:end="0%" draw:angle="432" draw:border="18%"/>
    <draw:opacity draw:name="Transparency_20_18" draw:display-name="Transparency 18" draw:style="linear" draw:start="100%" draw:end="0%" draw:angle="653" draw:border="18%"/>
    <draw:opacity draw:name="Transparency_20_19" draw:display-name="Transparency 19" draw:style="linear" draw:start="100%" draw:end="0%" draw:angle="517" draw:border="18%"/>
    <draw:opacity draw:name="Transparency_20_20" draw:display-name="Transparency 20" draw:style="linear" draw:start="100%" draw:end="0%" draw:angle="517" draw:border="35%"/>
    <draw:opacity draw:name="Transparency_20_21" draw:display-name="Transparency 21" draw:style="linear" draw:start="100%" draw:end="0%" draw:angle="517" draw:border="15%"/>
    <draw:opacity draw:name="Transparency_20_9" draw:display-name="Transparency 9" draw:style="linear" draw:start="100%" draw:end="0%" draw:angle="106" draw:border="37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anuel Navarro Pérez</meta:initial-creator>
    <meta:creation-date>2014-01-25T12:28:32.20</meta:creation-date>
    <dc:date>2014-01-25T12:47:27.83</dc:date>
    <dc:creator>Manuel Navarro Pérez</dc:creator>
    <meta:editing-duration>PT18M55S</meta:editing-duration>
    <meta:editing-cycles>1</meta:editing-cycles>
    <meta:document-statistic meta:object-count="35"/>
    <meta:generator>OpenOffice.org/3.3$Win32 OpenOffice.org_project/330m20$Build-9567</meta:generator>
  </office:meta>
</office:document-meta>
</file>